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center" style:justify-single-word="false" fo:break-before="page"/>
      <style:text-properties fo:font-size="15pt" style:font-size-asian="15pt" style:font-size-complex="15pt"/>
    </style:style>
    <style:style style:name="P8" style:family="paragraph" style:parent-style-name="Standard">
      <style:paragraph-properties fo:break-before="page"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9" style:family="paragraph" style:parent-style-name="Standard">
      <style:paragraph-properties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background-color="#ffffff">
        <style:background-image/>
      </style:paragraph-properties>
    </style:style>
    <style:style style:name="P11"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background-color="#ffffff">
        <style:background-image/>
      </style:paragraph-properties>
      <style:text-properties fo:font-size="12pt" style:font-size-asian="12pt" style:font-size-complex="12pt"/>
    </style:style>
    <style:style style:name="P13" style:family="paragraph" style:parent-style-name="Standard">
      <style:paragraph-properties fo:text-align="start" style:justify-single-word="false" fo:break-before="page"/>
      <style:text-properties fo:font-size="15pt" style:font-size-asian="15pt" style:font-size-complex="15pt"/>
    </style:style>
    <style:style style:name="P14" style:family="paragraph" style:parent-style-name="Standard">
      <style:paragraph-properties fo:break-before="page"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5" style:family="paragraph" style:parent-style-name="Standard">
      <style:paragraph-properties fo:text-align="center" style:justify-single-word="false"/>
      <style:text-properties fo:font-size="15pt" style:font-size-asian="15pt" style:font-size-complex="15pt"/>
    </style:style>
    <style:style style:name="P16" style:family="paragraph" style:parent-style-name="Standard">
      <style:text-properties fo:font-size="12pt" style:font-size-asian="12pt" style:font-size-complex="12pt"/>
    </style:style>
    <style:style style:name="P17"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8" style:family="paragraph" style:parent-style-name="Standard">
      <style:paragraph-properties fo:background-color="#c0c0c0">
        <style:background-image/>
      </style:paragraph-properties>
      <style:text-properties fo:font-size="12pt" style:font-size-asian="12pt" style:font-size-complex="12pt"/>
    </style:style>
    <style:style style:name="T1"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
      <text:p text:style-name="P3"/>
      <text:p text:style-name="P3"/>
      <text:p text:style-name="P3"/>
      <text:p text:style-name="P3"/>
      <text:p text:style-name="P3"/>
      <text:p text:style-name="P3"/>
      <text:p text:style-name="P6">Installing kmotion</text:p>
      <text:p text:style-name="P3"/>
      <text:p text:style-name="P3"/>
      <text:p text:style-name="P3"/>
      <text:p text:style-name="P3">Howto install kmotion</text:p>
      <text:p text:style-name="P8">Installing kmotion</text:p>
      <text:p text:style-name="P5"/>
      <text:p text:style-name="P2">The easy way ...</text:p>
      <text:p text:style-name="P17"/>
      <text:p text:style-name="P17">Linux distros vary. This install method works for ubuntu 7.10 Gutsy Gibbon. YMMV</text:p>
      <text:p text:style-name="P17"/>
      <text:p text:style-name="P17">Download the tarball and unzip it or if you are really brave get the latest version from svn. Move the directory to where you want kmotion to live, in my case the home directory. In either case cd into the directory and type 'sudo ./install.py'. Press enter to accept, wait a couple of minuets, look at the pretty colours and kmotion has been installed – amazing !</text:p>
      <text:p text:style-name="P17"/>
      <text:p text:style-name="P17">So kmotion is installed but not running, type 'kmotion' and kmotion starts.</text:p>
      <text:p text:style-name="P17"/>
      <text:p text:style-name="P17">Point your browser, preferably firefox to '<text:a xlink:type="simple" xlink:href="http://kmotion/">http://kmotion</text:a>' and if all is well you should see the kmotion web interface. Oh by the way username 'kmotion' password 'kmotion'</text:p>
      <text:p text:style-name="P5"/>
      <text:p text:style-name="P2">The hard way ...</text:p>
      <text:p text:style-name="P17"/>
      <text:p text:style-name="P17">If you don't want to use the install script or it simply does not work on your distro here is the manual way.</text:p>
      <text:p text:style-name="P17"/>
      <text:p text:style-name="P17">Download the tarball and unzip it or if you are really brave get the latest version from svn. Move the directory to where you want kmotion to live, in my case the home directory.</text:p>
      <text:p text:style-name="P17"/>
      <text:p text:style-name="P17">cd ./kmotion/daemons</text:p>
      <text:p text:style-name="P17">./install_utils.py</text:p>
      <text:p text:style-name="P17">lp daemons.rc</text:p>
      <text:p text:style-name="P17">sudo apt-get install libapache2-mod-php5 apache2 motion ntp screen</text:p>
      <text:p text:style-name="P17"/>
      <text:p text:style-name="P7"/>
      <text:p text:style-name="P3"/>
      <text:p text:style-name="P3"/>
      <text:p text:style-name="P3"/>
      <text:p text:style-name="P3"/>
      <text:p text:style-name="P3"/>
      <text:p text:style-name="P3"/>
      <text:p text:style-name="P3"/>
      <text:p text:style-name="P6">Configuring</text:p>
      <text:p text:style-name="P6">motion.conf</text:p>
      <text:p text:style-name="P3"/>
      <text:p text:style-name="P3"/>
      <text:p text:style-name="P3"/>
      <text:p text:style-name="P3">How to setup motion.conf for kmotion</text:p>
      <text:p text:style-name="P8">Configuring motion.conf</text:p>
      <text:p text:style-name="P5"/>
      <text:p text:style-name="P2">The relationship between kmotion and motion</text:p>
      <text:p text:style-name="P12"/>
      <text:p text:style-name="P10"><text:span text:style-name="T1">kmotion is a web front end for motion, 99% of all configuration for kmotion is the same as configuration for motion. <text:s/>If you are using motion already skip to <text:s/>the next section, if not browse motions excellent documentation at </text:span><text:a xlink:type="simple" xlink:href="http://www.lavrsen.dk/twiki/bin/view/Motion/WebHome"><text:span text:style-name="T1">http://www.lavrsen.dk/twiki/bin/view/Motion/MotionGuide</text:span></text:a></text:p>
      <text:p text:style-name="P5"/>
      <text:p text:style-name="P2">The case for a Javascript only its implications</text:p>
      <text:p text:style-name="P12"/>
      <text:p text:style-name="P12">In order for kmotion to be viewable on any browser anywhere in the world it must rely on nothing more exotic than Javascript. <text:s/>Locked down cyber cafes will not let you execute a .jar file !</text:p>
      <text:p text:style-name="P12"/>
      <text:p text:style-name="P12">This being the case kmotion requires motion to save its recordings as a sequence of jpegs rather than video. <text:s/>This has two benefits, firstly any browser anywhere can view the images and secondly kmotion archive viewer can playback events at variable speed in both directions. <text:s/></text:p>
      <text:p text:style-name="P12"/>
      <text:p text:style-name="P12">All this with plain old javascript.</text:p>
      <text:p text:style-name="P5"/>
      <text:p text:style-name="P2">Configuring motion.conf</text:p>
      <text:p text:style-name="P12"/>
      <text:p text:style-name="P12">In order for kmotion to display live jpegs from motion and offer event playback motion has to be configured in a certain way. <text:s/></text:p>
      <text:p text:style-name="P12"/>
      <text:p text:style-name="P12">Firstly motion.conf must be configured in thread mode even if you only have one camera. <text:s/></text:p>
      <text:p text:style-name="P12"/>
      <text:p text:style-name="P12">Secondly kmotion has to override five motion.conf options. Namely: jpeg_filename, snapshot_filename, on_event_start, on_event_end, in_picture_save and target_dir.</text:p>
      <text:p text:style-name="P12"/>
      <text:p text:style-name="P12">Last an extra option. <text:s/>To get kmotion to display the cameras description in the top LHS use the kmotion option '#ktext text' inside motion.conf. <text:s/>So if camera 3 is of a garage, in thread 3 you would add the line:</text:p>
      <text:p text:style-name="P12"/>
      <text:p text:style-name="P12">#ktext messy garage</text:p>
      <text:p text:style-name="P12"/>
      <text:p text:style-name="P12">So now you know the restrictions, go configure motion.conf as you normally would, cd to the daemons directory and ./reconfig.py. <text:s/>Lastly point your browser to '<text:a xlink:type="simple" xlink:href="http://localhost/">http://localhost</text:a>' and smile.</text:p>
      <text:p text:style-name="P12"/>
      <text:p text:style-name="P12">If you hit any problems execute 'tail -f /var/log/messages' and all your questions will be answered.</text:p>
      <text:p text:style-name="P5"/>
      <text:p text:style-name="P2">An example motion.conf file</text:p>
      <text:p text:style-name="P12"/>
      <text:p text:style-name="P12">If you are really stuck there is an example motion.conf and motion1.conf file in the examples directory. <text:s/>It is setup for one camera on /dev/video0, 1 snapshot every 300 seconds and 4 frames per second when motion has been detected.</text:p>
      <text:p text:style-name="P12"/>
      <text:p text:style-name="P12">You use it by starting kmotion with ????????????????????????????/ </text:p>
      <text:p text:style-name="P7"/>
      <text:p text:style-name="P3"/>
      <text:p text:style-name="P3"/>
      <text:p text:style-name="P3"/>
      <text:p text:style-name="P3"/>
      <text:p text:style-name="P3"/>
      <text:p text:style-name="P3"/>
      <text:p text:style-name="P3"/>
      <text:p text:style-name="P6">FAQ</text:p>
      <text:p text:style-name="P3"/>
      <text:p text:style-name="P3"/>
      <text:p text:style-name="P3"/>
      <text:p text:style-name="P3">Frequently asked Questions.</text:p>
      <text:p text:style-name="P8">FAQ</text:p>
      <text:p text:style-name="Standard"/>
      <text:p text:style-name="P1">'How do I add a logon user name and password dialogue to the web interface ?'</text:p>
      <text:p text:style-name="Standard"/>
      <text:p text:style-name="Standard"/>
      <text:p text:style-name="Standard"/>
      <text:p text:style-name="Standard"/>
      <text:p text:style-name="Standard"/>
      <text:p text:style-name="Standard"/>
      <text:p text:style-name="Standard"/>
      <text:p text:style-name="Standard"/>
      <text:p text:style-name="Standard"/>
      <text:p text:style-name="P1">'How can I change where the image database is situated ?'</text:p>
      <text:p text:style-name="Standard"/>
      <text:p text:style-name="Standard">Go to the daemons directory and edit 'daemon.rc'. <text:s/>Look for the subsection '[dirs]' and the option 'images_dir = /var/lib/kmotion/images'. Change the path to point to your desired location. <text:s/>Then execute './reconfig.py'</text:p>
      <text:p text:style-name="Standard"/>
      <text:p text:style-name="P1">'How can I change where directory X is situated ?'</text:p>
      <text:p text:style-name="Standard"/>
      <text:p text:style-name="Standard">In exactly the same way as you change where the image database is situated.</text:p>
      <text:p text:style-name="Standard"/>
      <text:p text:style-name="P1">'How can I change where the whole kmotion directory <text:s/>is situated ?'</text:p>
      <text:p text:style-name="Standard"/>
      <text:p text:style-name="Standard">Move the kmotion directory to your desired location. Go to the daemons directory and edit 'daemon.rc'. Look for the subsection '[dirs]' and change all the paths to point to their new locations. Then execute './reconfig.py' </text:p>
      <text:p text:style-name="Standard"/>
      <text:p text:style-name="P1">'How can I change the maximum size of the images database ?'</text:p>
      <text:p text:style-name="Standard"/>
      <text:p text:style-name="Standard">Go to the daemons directory and edit 'daemon.rc'. <text:s/>Look for the subsection '[storage]' and the option 'size_gb = 5'. <text:s/>Change this value to your new maximum size in GB. <text:s/>When the image database grows to 90% of this value the oldest dated jpegs are deleted. <text:s/>Then execute './reconfig.py' </text:p>
      <text:p text:style-name="Standard"/>
      <text:p text:style-name="P1">'How can I change the reporting level of the daemons ?'</text:p>
      <text:p text:style-name="Standard"/>
      <text:p text:style-name="Standard">Go to the daemons directory and edit 'daemon.rc'. <text:s/>Look for the subsection '[debug]' and the option 'log_level = WARN'. <text:s/>Change this value to EMERG, ALERT, CRIT, ERR, WARNING, NOTICE, INFO or DEBUG. <text:s/>Then execute './reconfig.py' . <text:s/>Live logging can be seen by executing 'tail -f /var/log/messages'</text:p>
      <text:p text:style-name="Standard"/>
      <text:p text:style-name="P1">'What else can I change in daemon.rc ?'</text:p>
      <text:p text:style-name="Standard"/>
      <text:p text:style-name="Standard">Nothing. If you change anything else kmotion will crash !</text:p>
      <text:p text:style-name="Standard"/>
      <text:p text:style-name="P1">'How can I change the contents of the kmotion_vhost file ?'</text:p>
      <text:p text:style-name="Standard"/>
      <text:p text:style-name="Standard">The 'kmotion_vhost' file is generated by kmotion from the 'kmotion_vhost_template' file. <text:s/>Go to the 'apache2_config' directory and edit 'kmotion_vhost_template' respecting %xxxx% strings. <text:s/>These strings are expanded to the correct paths when 'kmotion_vhost' is generated. <text:s/>Go to the daemons directory and execute './reconfig.py'. <text:s/>Then restart apache by executing '/etc/init.d/apache2 restart'.</text:p>
      <text:p text:style-name="Standard"/>
      <text:p text:style-name="P1"><text:soft-page-break/>'What is in the misc_config directory ?'</text:p>
      <text:p text:style-name="Standard"/>
      <text:p text:style-name="Standard">The 'misc_config' directory contains configs and files generated and used by kmotion. <text:s/>If you change anything in this directory kmotion will crash !</text:p>
      <text:p text:style-name="Standard"/>
      <text:p text:style-name="Standard"/>
      <text:p text:style-name="P7"/>
      <text:p text:style-name="P3"/>
      <text:p text:style-name="P3"/>
      <text:p text:style-name="P3"/>
      <text:p text:style-name="P3"/>
      <text:p text:style-name="P3"/>
      <text:p text:style-name="P3"/>
      <text:p text:style-name="P3"/>
      <text:p text:style-name="P6">Developers</text:p>
      <text:p text:style-name="P6">Information</text:p>
      <text:p text:style-name="P3"/>
      <text:p text:style-name="P3"/>
      <text:p text:style-name="P3"/>
      <text:p text:style-name="P3">An overview of kmotions image database structure, python back end</text:p>
      <text:p text:style-name="P3"><text:s/>&amp; PHP/Javascript front end.</text:p>
      <text:p text:style-name="P8">The images database</text:p>
      <text:p text:style-name="Standard"/>
      <text:p text:style-name="Standard">kmotion uses a custom database structure consisting of nested directories to store motion generated jpegs.</text:p>
      <text:p text:style-name="Standard"/>
      <text:p text:style-name="P1">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The images first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The images second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The images third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text:soft-page-break/>any jpegs pointed to by 'last_jpeg' are around long enough to be used by the PHP/Javascript front end.</text:p>
      <text:p text:style-name="Standard"/>
      <text:p text:style-name="P1">The images third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The images fourth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P4"/>
      <text:p text:style-name="P8">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kmotion_hkd1'</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kmotion_hkd2'</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Generating configs ...</text:p>
      <text:p text:style-name="Standard"/>
      <text:p text:style-name="Standard">kmotion can be installed anywhere on your system. One of the side effects of this is that certain config files have to be generated by kmotion on startup. <text:s/>The one constant config file is 'daemon.rc' which is located in the daemons directory and accessed by the daemons with a relative path './'</text:p>
      <text:p text:style-name="Standard"/>
      <text:p text:style-name="Standard">'gen_start_sh' generates the 'kmotion_start.sh' bash script that can be called from anywhere, it cd's to the daemon directory and calls 'daemon_start.py'</text:p>
      <text:p text:style-name="Standard"/>
      <text:p text:style-name="Standard">'gen_vhost' reads 'daemon.rc' and creates a vhost file 'kmotion_vhost' from 'kmotion_vhost_template' with paths expanded as defined in 'daemon.rc'</text:p>
      <text:p text:style-name="Standard"/>
      <text:p text:style-name="Standard">'gen_rc_motion' reads in both 'daemon.rc' and 'motions' 'motion.conf'. <text:s/>It generates 'www.rc' for the PHP/Javascript front end and a modified version of 'motion.conf' for 'motion' to execute complete with paths expanded as defined in 'daemon.rc'</text:p>
      <text:p text:style-name="Standard"/>
      <text:p text:style-name="P1">Tools ...</text:p>
      <text:p text:style-name="Standard"/>
      <text:p text:style-name="Standard">There is one useful command line tool that I use to debug the back end.</text:p>
      <text:p text:style-name="Standard"/>
      <text:p text:style-name="Standard">'daemon_manual.py' gives you control of the daemons and reports on the daemons status, you can start, stop and reload their configs. <text:s/>In addition motion status lines show if there is a 'motion.conf' <text:s text:c="2"/><text:soft-page-break/>error.</text:p>
      <text:p text:style-name="Standard"/>
      <text:p text:style-name="Standard">/var/log/mess ????????????????????????????????????????????</text:p>
      <text:p text:style-name="Standard"/>
      <text:p text:style-name="P9">The PHP/Javascript front end</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16T18:44:47</dc:date>
    <meta:editing-cycles>65</meta:editing-cycles>
    <meta:editing-duration>PT12H44M1S</meta:editing-duration>
    <meta:user-defined meta:name="Info 1"/>
    <meta:user-defined meta:name="Info 2"/>
    <meta:user-defined meta:name="Info 3"/>
    <meta:user-defined meta:name="Info 4"/>
    <meta:document-statistic meta:table-count="0" meta:image-count="0" meta:object-count="0" meta:page-count="12" meta:paragraph-count="100" meta:word-count="2049" meta:character-count="12450"/>
  </office:meta>
</office:document-meta>
</file>